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ourier New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inamento Analytics</text:p>
      <text:p text:style-name="Standard">Lab02 – Questão4</text:p>
      <text:p text:style-name="Standard"/>
      <text:list xml:id="list1860204956" text:style-name="L1">
        <text:list-item>
          <text:p text:style-name="P1">Suponha que você deve fazer uma análise de qual laboratório as pessoas mais trabalham / estudam (ou seja, as máquinas ficam mais tempo ocupadas). Qual laboratório você indicaria? Discuta como você chegou à sua conclusão, apresentando o resultado no mesmo formato da questão 2.</text:p>
        </text:list-item>
      </text:list>
      <text:p text:style-name="Standard"/>
      <text:p text:style-name="Standard">A partir dos dados que temos, não podemos encontrar uma boa métrica para inferir em qual laboratório as pessoas mais trabalham/estudam. Trabalhar/estudar não é uma atividade que depende da ocupação de um computador e a ocupação de um computador não necessariamente implica que se está trabalhando/estudando. As diferentes formas de trabalho em cada laboratório podem torná-los incomparáveis entre si através das medidas de ocupação de computadores.</text:p>
      <text:p text:style-name="Standard"/>
      <text:p text:style-name="Standard">Assumindo a métrica de trabalho/estudo como a quantidade de tempo em que as máquinas passaram ocupadas, basta calcular a soma do tempo em que as máquinas de cada laboratório passaram ocupadas. O laboratório cuja soma for maior é aquele em que se mais trabalhou/estudou.</text:p>
      <text:p text:style-name="Standard"/>
      <text:p text:style-name="Standard">Usando o seguinte script em R, obtemos que o LSD foi o laboratório em que os computadores passaram mais tempo ocupados, ou seja, onde mais se trabalhou/estudou.</text:p>
      <text:p text:style-name="Standard"/>
      <text:p text:style-name="P2"># Script usado para calcular a resposta da questão 4</text:p>
      <text:p text:style-name="P2"/>
      <text:p text:style-name="P2"># Leitura do arquivo</text:p>
      <text:p text:style-name="P2">data = read.table("atividade-maquinas-dsc.txt", header = TRUE)</text:p>
      <text:p text:style-name="P2"/>
      <text:p text:style-name="P2"># Funcoes de agregacao</text:p>
      <text:p text:style-name="P2">aggregate.tempo &lt;- function(ocioso, funcao.de.agregacao, ...) {</text:p>
      <text:p text:style-name="P2"><text:s text:c="4"/>tempo.por.laboratório = with(data[data$ociosa == ocioso, ],</text:p>
      <text:p text:style-name="P2"><text:s text:c="33"/>aggregate(intervalo,</text:p>
      <text:p text:style-name="P2"><text:s text:c="43"/>list(laboratorio),</text:p>
      <text:p text:style-name="P2"><text:s text:c="43"/>funcao.de.agregacao,</text:p>
      <text:p text:style-name="P2"><text:s text:c="43"/>...)</text:p>
      <text:p text:style-name="P2"><text:s text:c="33"/>)</text:p>
      <text:p text:style-name="P2"><text:s text:c="4"/>colnames(tempo.por.laboratório) = c("laboratorio", "x")</text:p>
      <text:p text:style-name="P2"><text:s text:c="4"/>return(tempo.por.laboratório)</text:p>
      <text:p text:style-name="P2">}</text:p>
      <text:p text:style-name="P2"/>
      <text:p text:style-name="P2">aggregate.tempo.ocupado &lt;- function(funcao.de.agregacao, ...)</text:p>
      <text:p text:style-name="P2"><text:s text:c="4"/>aggregate.tempo(FALSE, funcao.de.agregacao, ...)</text:p>
      <text:p text:style-name="P2"/>
      <text:p text:style-name="P2">tempo.total.por.laboratorio = aggregate.tempo.ocupado(sum)</text:p>
      <text:p text:style-name="P2">names(tempo.total.por.laboratorio) &lt;- c("laboratorio", "tempo.total.ocupado")</text:p>
      <text:p text:style-name="P2"/>
      <text:p text:style-name="P2">print(tempo.total.por.laboratorio[order(tempo.total.por.laboratorio$tempo.total.ocupado, decreasing = TRUE), ]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aída obtida após a execução o script:</text:p>
      <text:p text:style-name="Standard"/>
      <text:p text:style-name="P2">$ Rscript gabriel-lab02-questao4.R </text:p>
      <text:p text:style-name="P2"><text:s text:c="18"/>laboratorio tempo.total.ocupado</text:p>
      <text:p text:style-name="P2">4 <text:s text:c="2"/>peer-lsd@xmpp.ourgrid.org <text:s text:c="11"/>20180055</text:p>
      <text:p text:style-name="P2">2 <text:s text:c="3"/>lccpeer@xmpp.ourgrid.org <text:s text:c="11"/>13649639</text:p>
      <text:p text:style-name="P2">3 <text:s/>peer-lcc2@xmpp.ourgrid.org <text:s text:c="12"/>4257766</text:p>
      <text:p text:style-name="P2">1 gaita@gaita.gmf.ufcg.edu.br <text:s text:c="13"/>9464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0:14:29</meta:creation-date>
    <dc:date>2012-02-28T16:01:15</dc:date>
    <meta:editing-duration>PT1H48M36S</meta:editing-duration>
    <meta:editing-cycles>5</meta:editing-cycles>
    <meta:generator>LibreOffice/3.4$Unix LibreOffice_project/340m1$Build-502</meta:generator>
    <meta:document-statistic meta:table-count="0" meta:image-count="0" meta:object-count="0" meta:page-count="2" meta:paragraph-count="32" meta:word-count="277" meta:character-count="2502" meta:non-whitespace-character-count="1975"/>
  </office:meta>
</office:document-meta>
</file>